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  <style:text-properties style:font-name="Roboto" style:font-name-asian="Roboto1" style:font-name-complex="Roboto1"/>
    </style:style>
    <style:style style:name="P2" style:family="paragraph" style:parent-style-name="Standard">
      <loext:graphic-properties draw:fill="solid" draw:fill-color="#ffffff"/>
      <style:paragraph-properties fo:line-height="138%" fo:background-color="#ffffff"/>
      <style:text-properties style:font-name="Roboto" style:font-name-asian="Roboto1" style:font-name-complex="Roboto1"/>
    </style:style>
    <style:style style:name="P3" style:family="paragraph" style:parent-style-name="Standard">
      <loext:graphic-properties draw:fill="solid" draw:fill-color="#ffffff"/>
      <style:paragraph-properties fo:line-height="138%" fo:background-color="#ffffff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0.5in" fo:margin-right="0in" fo:text-indent="-0.25in" style:auto-text-indent="false" fo:background-color="#ffffff"/>
      <style:text-properties style:font-name="Roboto" style:font-name-asian="Roboto1" style:font-name-complex="Roboto1"/>
    </style:style>
    <style:style style:name="P7" style:family="paragraph" style:parent-style-name="Standard" style:list-style-name="WWNum2">
      <loext:graphic-properties draw:fill="solid" draw:fill-color="#ffffff"/>
      <style:paragraph-properties fo:margin-left="0.5in" fo:margin-right="0in" fo:margin-top="0.1665in" fo:margin-bottom="0in" loext:contextual-spacing="false" fo:line-height="115%" fo:text-indent="-0.25in" style:auto-text-indent="false" fo:background-color="#ffffff"/>
    </style:style>
    <style:style style:name="P8" style:family="paragraph" style:parent-style-name="Standard" style:list-style-name="WWNum1">
      <loext:graphic-properties draw:fill="solid" draw:fill-color="#ffffff"/>
      <style:paragraph-properties fo:margin-left="0.5in" fo:margin-right="0in" fo:margin-top="0.1665in" fo:margin-bottom="0in" loext:contextual-spacing="false" fo:line-height="75%" fo:text-indent="-0.25in" style:auto-text-indent="false" fo:background-color="#ffffff"/>
    </style:style>
    <style:style style:name="P9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15%" fo:text-indent="-0.25in" style:auto-text-indent="false" fo:background-color="#ffffff"/>
    </style:style>
    <style:style style:name="P10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75%" fo:text-indent="-0.25in" style:auto-text-indent="false" fo:background-color="#ffffff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</style:style>
    <style:style style:name="P13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style:font-name="Roboto" style:font-name-asian="Roboto1" style:font-name-complex="Roboto1"/>
    </style:style>
    <style:style style:name="P14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style:font-name="Roboto" fo:font-weight="bold" style:font-name-asian="Roboto1" style:font-weight-asian="bold" style:font-name-complex="Roboto1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loext:graphic-properties draw:fill="solid" draw:fill-color="#ffffff"/>
      <style:paragraph-properties fo:margin-left="0in" fo:margin-right="0in" fo:text-indent="0.5in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.1665in" fo:margin-bottom="0.1665in" loext:contextual-spacing="false" fo:line-height="115%" fo:text-indent="0.5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19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style:font-name="Roboto" fo:font-weight="bold" style:font-name-asian="Roboto1" style:font-weight-asian="bold" style:font-name-complex="Roboto1"/>
    </style:style>
    <style:style style:name="P20" style:family="paragraph" style:parent-style-name="Standard">
      <loext:graphic-properties draw:fill="solid" draw:fill-color="#ffffff"/>
      <style:paragraph-properties fo:margin-left="0in" fo:margin-right="0in" fo:line-height="138%" fo:text-indent="0in" style:auto-text-indent="false" fo:background-color="#ffffff"/>
      <style:text-properties style:font-name="Roboto" fo:font-weight="bold" style:font-name-asian="Roboto1" style:font-weight-asian="bold" style:font-name-complex="Roboto1"/>
    </style:style>
    <style:style style:name="P21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style:font-name="Roboto" style:font-name-asian="Roboto1" style:font-name-complex="Roboto1"/>
    </style:style>
    <style:style style:name="P22" style:family="paragraph" style:parent-style-name="Standard">
      <loext:graphic-properties draw:fill="solid" draw:fill-color="#ffffff"/>
      <style:paragraph-properties fo:margin-left="0in" fo:margin-right="0in" fo:line-height="138%" fo:text-indent="0in" style:auto-text-indent="false" fo:background-color="#ffffff"/>
    </style:style>
    <style:style style:name="P23" style:family="paragraph" style:parent-style-name="Standard">
      <loext:graphic-properties draw:fill="solid" draw:fill-color="#ffffff"/>
      <style:paragraph-properties fo:margin-left="0in" fo:margin-right="0in" fo:margin-top="0.1665in" fo:margin-bottom="0.1665in" loext:contextual-spacing="false" fo:line-height="100%" fo:text-indent="0in" style:auto-text-indent="false" fo:background-color="#ffffff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.1665in" fo:margin-bottom="0in" loext:contextual-spacing="false" fo:line-height="100%" fo:text-indent="0in" style:auto-text-indent="false" fo:background-color="#ffffff"/>
    </style:style>
    <style:style style:name="P25" style:family="paragraph" style:parent-style-name="Standard">
      <loext:graphic-properties draw:fill="solid" draw:fill-color="#ffffff"/>
      <style:paragraph-properties fo:margin-left="0.5972in" fo:margin-right="0in" fo:line-height="138%" fo:text-indent="0in" style:auto-text-indent="false" fo:background-color="#ffffff"/>
    </style:style>
    <style:style style:name="P26" style:family="paragraph" style:parent-style-name="Standard">
      <loext:graphic-properties draw:fill="solid" draw:fill-color="#ffffff"/>
      <style:paragraph-properties fo:margin-top="0.1665in" fo:margin-bottom="0.1665in" loext:contextual-spacing="false" fo:line-height="115%" fo:background-color="#ffffff"/>
    </style:style>
    <style:style style:name="P27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</style:style>
    <style:style style:name="P28" style:family="paragraph" style:parent-style-name="Standard">
      <loext:graphic-properties draw:fill="solid" draw:fill-color="#ffffff"/>
      <style:paragraph-properties fo:margin-top="0.1665in" fo:margin-bottom="0.1665in" loext:contextual-spacing="false" fo:line-height="138%" fo:background-color="#ffffff"/>
    </style:style>
    <style:style style:name="P29" style:family="paragraph" style:parent-style-name="Standard">
      <loext:graphic-properties draw:fill="solid" draw:fill-color="#ffffff"/>
      <style:paragraph-properties fo:margin-top="0.1665in" fo:margin-bottom="0.1665in" loext:contextual-spacing="false" fo:line-height="138%" fo:background-color="#ffffff"/>
      <style:text-properties style:font-name="Roboto" fo:font-weight="bold" style:font-name-asian="Roboto1" style:font-weight-asian="bold" style:font-name-complex="Roboto1"/>
    </style:style>
    <style:style style:name="P30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  <style:text-properties style:font-name="Roboto" fo:font-weight="bold" style:font-name-asian="Roboto1" style:font-weight-asian="bold" style:font-name-complex="Roboto1"/>
    </style:style>
    <style:style style:name="P31" style:family="paragraph" style:parent-style-name="Standard">
      <loext:graphic-properties draw:fill="solid" draw:fill-color="#ffffff"/>
      <style:paragraph-properties fo:margin-top="0.1665in" fo:margin-bottom="0.1665in" loext:contextual-spacing="false" fo:line-height="100%" fo:background-color="#ffffff"/>
      <style:text-properties style:font-name="Roboto" style:font-name-asian="Roboto1" style:font-name-complex="Roboto1"/>
    </style:style>
    <style:style style:name="P32" style:family="paragraph" style:parent-style-name="Standard">
      <loext:graphic-properties draw:fill="solid" draw:fill-color="#ffffff"/>
      <style:paragraph-properties fo:margin-top="0.1665in" fo:margin-bottom="0.1665in" loext:contextual-spacing="false" fo:line-height="75%" fo:background-color="#ffffff"/>
    </style:style>
    <style:style style:name="P33" style:family="paragraph" style:parent-style-name="Standard" style:master-page-name="Standard">
      <style:paragraph-properties style:page-number="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Roboto" style:font-name-asian="Roboto1" style:font-name-complex="Roboto1"/>
    </style:style>
    <style:style style:name="T4" style:family="text">
      <style:text-properties style:font-name="Roboto" style:font-name-asian="Roboto1" style:font-name-complex="Roboto1" fo:background-color="#ffffff"/>
    </style:style>
    <style:style style:name="T5" style:family="text">
      <style:text-properties style:font-name="Roboto" fo:font-weight="bold" style:font-name-asian="Roboto1" style:font-weight-asian="bold" style:font-name-complex="Roboto1"/>
    </style:style>
    <style:style style:name="T6" style:family="text">
      <style:text-properties style:font-name="Roboto Mono" fo:font-weight="bold" style:font-name-asian="Roboto Mono1" style:font-weight-asian="bold" style:font-name-complex="Roboto Mono1"/>
    </style:style>
    <style:style style:name="T7" style:family="text">
      <style:text-properties style:font-name="Roboto Mono" style:font-name-asian="Roboto Mono1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Assignment - 30/09/2025</text:span></text:p>
      <text:p text:style-name="Standard"/>
      <text:p text:style-name="Standard">1. Writing the shell script : </text:p>
      <text:list xml:id="list800037746" text:style-name="WWNum3">
        <text:list-item>
          <text:p text:style-name="P4">Navigate to Desktop using terminal - </text:p>
        </text:list-item>
      </text:list>
      <text:p text:style-name="P11"><text:span text:style-name="T2">cd Desktop</text:span></text:p>
      <text:p text:style-name="P15"/>
      <text:p text:style-name="P15">Create a folder using iterm2 - </text:p>
      <text:p text:style-name="P11"><text:span text:style-name="T2">mkdir sample</text:span></text:p>
      <text:p text:style-name="P11"/>
      <text:list xml:id="list74249771429934" text:continue-numbering="true" text:style-name="WWNum3">
        <text:list-item>
          <text:p text:style-name="P5"><text:span text:style-name="T3">Inside ‘sample’ folder, created a file called ‘sample.txt’</text:span></text:p>
        </text:list-item>
      </text:list>
      <text:p text:style-name="P12"><text:span text:style-name="T5">touch sample.txt</text:span></text:p>
      <text:p text:style-name="P13"/>
      <text:list xml:id="list74250328056970" text:continue-numbering="true" text:style-name="WWNum3">
        <text:list-item>
          <text:p text:style-name="P4">Adding content to the file - </text:p>
        </text:list-item>
      </text:list>
      <text:p text:style-name="P11"><text:span text:style-name="T2">echo "Hi! This is just a sample text file created using shell script." &gt; sample.txt</text:span></text:p>
      <text:p text:style-name="P11"/>
      <text:list xml:id="list74250229584926" text:continue-numbering="true" text:style-name="WWNum3">
        <text:list-item>
          <text:p text:style-name="P4">Print the contents of sample.txt -</text:p>
        </text:list-item>
      </text:list>
      <text:p text:style-name="P11"><text:span text:style-name="T2">cat sample.txt</text:span></text:p>
      <text:p text:style-name="P11"/>
      <text:list xml:id="list74250530304914" text:continue-numbering="true" text:style-name="WWNum3">
        <text:list-item>
          <text:p text:style-name="P4">Printing the <text:span text:style-name="T4">occurrences</text:span> of letter “t” -</text:p>
        </text:list-item>
      </text:list>
      <text:p text:style-name="P11"><text:span text:style-name="T2">grep -o “t” sample.txt | wc -l</text:span> <text:s text:c="7"/></text:p>
      <text:p text:style-name="P11"><text:soft-page-break/>(wc -l counts how many times “t” occurred in our sample.txt file)</text:p>
      <text:p text:style-name="P11"/>
      <text:list xml:id="list74250679790006" text:continue-numbering="true" text:style-name="WWNum3">
        <text:list-item>
          <text:p text:style-name="P5"><text:span text:style-name="T3">Change the owner permissions to allow all the operations on the file. ( Read, Write, Execute )</text:span></text:p>
        </text:list-item>
      </text:list>
      <text:p text:style-name="P18"><text:span text:style-name="T3"><text:tab/></text:span><text:span text:style-name="T5">chmod u+rwx sample.txt</text:span></text:p>
      <text:p text:style-name="P18"><text:span text:style-name="T3"><text:tab/>(r-read w-write x-execute)</text:span></text:p>
      <text:p text:style-name="P1"/>
      <text:list xml:id="list74250047712597" text:continue-numbering="true" text:style-name="WWNum3">
        <text:list-item>
          <text:p text:style-name="P5"><text:span text:style-name="T3">Command to append the following content in “sample.txt”: </text:span><text:span text:style-name="T5">Hi! This is just another sample text added to the file -</text:span></text:p>
        </text:list-item>
      </text:list>
      <text:p text:style-name="P19"/>
      <text:p text:style-name="P18"><text:span text:style-name="T5"><text:tab/>echo "Hi! This is just another sample text added to the file." &gt;&gt; sample.txt</text:span></text:p>
      <text:p text:style-name="P18"><text:span text:style-name="T5"><text:tab/></text:span><text:span text:style-name="T3">( echo “..” &gt;&gt; for appending at end of line, &gt; for overwriting the content )</text:span></text:p>
      <text:p text:style-name="P16"/>
      <text:list xml:id="list74249793551725" text:continue-numbering="true" text:style-name="WWNum3">
        <text:list-item>
          <text:p text:style-name="P5"><text:span text:style-name="T3">Changing the group permissions to allow only read operation -</text:span></text:p>
        </text:list-item>
      </text:list>
      <text:p text:style-name="P12"><text:span text:style-name="T5">chmod g=r sample.txt -</text:span></text:p>
      <text:p text:style-name="P12"><text:span text:style-name="T3">(+ for adding permissions, - to remove and = for specified permissions)</text:span></text:p>
      <text:p text:style-name="P21"/>
      <text:list xml:id="list74249267460454" text:continue-numbering="true" text:style-name="WWNum3">
        <text:list-item>
          <text:p text:style-name="P5"><text:span text:style-name="T3">Changing the all users permission to deny any sort of access to ‘sample.txt’ - </text:span></text:p>
        </text:list-item>
      </text:list>
      <text:p text:style-name="P12"><text:span text:style-name="T5">chmod a= sample.txt</text:span></text:p>
      <text:p text:style-name="P21"/>
      <text:list xml:id="list74250132852501" text:continue-numbering="true" text:style-name="WWNum3">
        <text:list-item>
          <text:p text:style-name="P5"><text:span text:style-name="T3">Command to create file named sample2.txt with content similar to that of sample.txt </text:span></text:p>
        </text:list-item>
      </text:list>
      <text:p text:style-name="P12"><text:span text:style-name="T5">cp sample.txt sample2.txt</text:span></text:p>
      <text:p text:style-name="P14"/>
      <text:list xml:id="list74250181629305" text:continue-numbering="true" text:style-name="WWNum3">
        <text:list-item>
          <text:p text:style-name="P5"><text:soft-page-break/><text:span text:style-name="T3">Add some random 1000 lines in the sample.txt file -</text:span></text:p>
        </text:list-item>
      </text:list>
      <text:p text:style-name="P12"><text:span text:style-name="T5">for i in {1..1000}; do LC_CTYPE=C tr -dc 'a-z' &lt;/dev/urandom | head -c 8; echo; done &gt; sample.txt</text:span></text:p>
      <text:list xml:id="list74250150414083" text:continue-numbering="true" text:style-name="WWNum3">
        <text:list-item>
          <text:p text:style-name="P5"><text:span text:style-name="T3">Write command to print top 50 lines of file - </text:span></text:p>
        </text:list-item>
      </text:list>
      <text:p text:style-name="P12"><text:span text:style-name="T5">head -n 50 sample.txt</text:span></text:p>
      <text:p text:style-name="P13"/>
      <text:list xml:id="list74250442107144" text:continue-numbering="true" text:style-name="WWNum3">
        <text:list-item>
          <text:p text:style-name="P5"><text:span text:style-name="T3">Write command to print bottom 50 lines of the file - </text:span></text:p>
        </text:list-item>
      </text:list>
      <text:p text:style-name="P12"><text:span text:style-name="T5">tail -n 50 sample.txt</text:span></text:p>
      <text:p text:style-name="P21"/>
      <text:list xml:id="list74249878578217" text:continue-numbering="true" text:style-name="WWNum3">
        <text:list-item>
          <text:p text:style-name="P5"><text:span text:style-name="T3">Add 5 files in the same folder named: prog1.txt, prog2.txt, program.txt, code.txt, info.txt - </text:span></text:p>
        </text:list-item>
      </text:list>
      <text:p text:style-name="P12"><text:span text:style-name="T5">touch prog1.txt prog2.txt program.txt code.txt info.txt</text:span></text:p>
      <text:p text:style-name="P13"/>
      <text:list xml:id="list74250227636082" text:continue-numbering="true" text:style-name="WWNum3">
        <text:list-item>
          <text:p text:style-name="P5"><text:span text:style-name="T3">Write the command to list files which has “prog” in its name - </text:span></text:p>
        </text:list-item>
      </text:list>
      <text:p text:style-name="P12"><text:span text:style-name="T5">ls *prog*</text:span></text:p>
      <text:p text:style-name="P13"/>
      <text:list xml:id="list74248990414223" text:continue-numbering="true" text:style-name="WWNum3">
        <text:list-item>
          <text:p text:style-name="P5"><text:span text:style-name="T3">Create an alias of the command used at step o. Such that following command:</text:span></text:p>
        </text:list-item>
      </text:list>
      <text:p text:style-name="P25"><text:span text:style-name="T3"><text:s/>list prog</text:span></text:p>
      <text:p text:style-name="P25"><text:span text:style-name="T3">Should have the same output as of command at step o - </text:span></text:p>
      <text:p text:style-name="P25"><text:span text:style-name="T5">Answer : alias 'list'='ls *'</text:span></text:p>
      <text:p text:style-name="P22"><text:span text:style-name="T5"><text:tab/> <text:s/>Then run: list prog</text:span></text:p>
      <text:p text:style-name="P20"/>
      <text:p text:style-name="P20"/>
      <text:p text:style-name="P3"><text:soft-page-break/><text:span text:style-name="T3">2. What is the difference between source and sh commands?</text:span></text:p>
      <text:p text:style-name="P3"><text:span text:style-name="T3">Answer - </text:span></text:p>
      <text:p text:style-name="P26"><text:span text:style-name="T6">source</text:span><text:span text:style-name="T5"> </text:span><text:span text:style-name="T3">command:</text:span></text:p>
      <text:p text:style-name="P23"><text:span text:style-name="T3">- Runs a script </text:span><text:span text:style-name="T5">inside the current shell</text:span><text:span text:style-name="T3">.</text:span></text:p>
      <text:p text:style-name="P23"><text:span text:style-name="T3">- Any changes (environment variables, aliases, directory changes) remain available even after the script finishes.</text:span></text:p>
      <text:p text:style-name="P24"><text:span text:style-name="T3"><text:s/>Example:<text:line-break/></text:span><text:span text:style-name="T5"> source myscript.sh</text:span><text:span text:style-name="T3"><text:line-break/> (If </text:span><text:span text:style-name="T7">myscript.sh</text:span><text:span text:style-name="T3"> contains </text:span><text:span text:style-name="T7">export NAME=</text:span><text:span text:style-name="T3">, then after running it you can still do):<text:line-break/></text:span><text:span text:style-name="T5"> echo $NAME</text:span></text:p>
      <text:p text:style-name="P24"><text:span text:style-name="T3"><text:line-break/> Output:<text:line-break/> </text:span><text:span text:style-name="T5">Harsh</text:span></text:p>
      <text:p text:style-name="P27"><text:span text:style-name="T6">sh</text:span><text:span text:style-name="T5"> </text:span><text:span text:style-name="T3">command:</text:span></text:p>
      <text:p text:style-name="P23"><text:span text:style-name="T3">- Runs a script in a </text:span><text:span text:style-name="T5">new shell (sub-shell)</text:span><text:span text:style-name="T3">.</text:span></text:p>
      <text:p text:style-name="P23"><text:span text:style-name="T3">- Any changes made in the script (like variables or aliases) do </text:span><text:span text:style-name="T5">not</text:span><text:span text:style-name="T3"> affect your current shell once it finishes.<text:line-break/></text:span></text:p>
      <text:p text:style-name="P23"><text:span text:style-name="T3">- Example:<text:line-break/></text:span><text:span text:style-name="T5"> sh myscript.sh</text:span><text:span text:style-name="T3"><text:line-break/> (If the script sets </text:span><text:span text:style-name="T7">NAME=Harsh</text:span><text:span text:style-name="T3">, you cannot use </text:span><text:span text:style-name="T7">echo $NAME</text:span><text:span text:style-name="T3"> afterwards — the variable is <text:s/>lost.)</text:span></text:p>
      <text:p text:style-name="P2"/>
      <text:p text:style-name="P22"><text:span text:style-name="T5">3</text:span><text:span text:style-name="T3">. Create two files “a.txt” and “b.txt”. Write a command to get the difference between the contents in two files.</text:span></text:p>
      <text:p text:style-name="P22"><text:span text:style-name="T3">Answer - </text:span></text:p>
      <text:p text:style-name="P28"><text:span text:style-name="T3">Step 1: Create the files<text:line-break/></text:span><text:span text:style-name="T5">touch a.txt b.txt</text:span></text:p>
      <text:p text:style-name="P28"><text:span text:style-name="T3">Step 2: Compare the contents of both files<text:line-break/></text:span><text:span text:style-name="T5">diff a.txt b.txt</text:span></text:p>
      <text:p text:style-name="P29"/>
      <text:p text:style-name="P27"><text:span text:style-name="T5">4</text:span><text:span text:style-name="T3">. What is the difference between ls and lsof?</text:span></text:p>
      <text:p text:style-name="P32"><text:span text:style-name="T3">Answer - </text:span></text:p>
      <text:p text:style-name="P32"><text:span text:style-name="T6">ls</text:span><text:span text:style-name="T5"> </text:span><text:span text:style-name="T3">command</text:span></text:p>
      <text:list xml:id="list1406617539" text:style-name="WWNum2">
        <text:list-item>
          <text:p text:style-name="P7"><text:span text:style-name="T3">Lists files and directories in a folder.</text:span></text:p>
        </text:list-item>
        <text:list-item>
          <text:p text:style-name="P9"><text:soft-page-break/><text:span text:style-name="T3">Shows file names, permissions, sizes, timestamps, etc.</text:span></text:p>
        </text:list-item>
      </text:list>
      <text:p text:style-name="P17"><text:span text:style-name="T3">Example:<text:line-break/> <text:tab/></text:span><text:span text:style-name="T5">ls</text:span><text:span text:style-name="T3"><text:line-break/><text:tab/>Output: shows the files and directories present in the current location.<text:line-break/></text:span></text:p>
      <text:p text:style-name="P32"><text:span text:style-name="T6">lsof</text:span><text:span text:style-name="T3"> command</text:span></text:p>
      <text:list xml:id="list1448213577" text:style-name="WWNum1">
        <text:list-item>
          <text:p text:style-name="P8"><text:span text:style-name="T3">Stands for </text:span><text:span text:style-name="T5">List Open Files</text:span><text:span text:style-name="T3">.<text:line-break/></text:span></text:p>
        </text:list-item>
        <text:list-item>
          <text:p text:style-name="P10"><text:span text:style-name="T3">Shows which files are currently opened by processes (programs).<text:line-break/></text:span></text:p>
        </text:list-item>
      </text:list>
      <text:p text:style-name="P23"><text:span text:style-name="T3"><text:s/><text:tab/>Example:<text:line-break/> <text:tab/></text:span><text:span text:style-name="T5">lsof -i :8080</text:span><text:span text:style-name="T3"><text:line-break/> <text:tab/>Output: shows which process is using port 8080.</text:span></text:p>
      <text:p text:style-name="P31"/>
      <text:p text:style-name="P27"><text:span text:style-name="T3">5. Create directories ./hello/world (World dir is inside hello dir) using mkdir command where neither hello or world exists. It should be a single command without the use of &amp;&amp;. </text:span></text:p>
      <text:p text:style-name="P28"><text:span text:style-name="T3">Answer - </text:span></text:p>
      <text:p text:style-name="P28"><text:span text:style-name="T5">mkdir -p ./hello/world</text:span></text:p>
      <text:p text:style-name="P18"><text:span text:style-name="T3">6. How can you permanently set an environment variable using a SHELL terminal?</text:span></text:p>
      <text:p text:style-name="P18"><text:span text:style-name="T3">Answer - </text:span></text:p>
      <text:p text:style-name="P6"/>
      <text:p text:style-name="P27"><text:span text:style-name="T3">Step 1: Open your zsh configuration file</text:span><text:span text:style-name="T5"><text:line-break/>nano ~/.zshrc</text:span></text:p>
      <text:p text:style-name="P27"><text:span text:style-name="T3">Step 2: Add the environment variable</text:span><text:span text:style-name="T5"><text:line-break/></text:span><text:span text:style-name="T3">For example, to set </text:span><text:span text:style-name="T7">MY_VAR</text:span><text:span text:style-name="T3">:</text:span><text:span text:style-name="T5"><text:line-break/>export MY_VAR="HelloWorld"</text:span></text:p>
      <text:p text:style-name="P27"><text:span text:style-name="T3">Step 3: Save the file and reload zsh</text:span><text:span text:style-name="T5"><text:line-break/>source ~/.zshrc</text:span></text:p>
      <text:p text:style-name="P27"><text:span text:style-name="T3">Step 4: Verify</text:span><text:span text:style-name="T5"><text:line-break/>echo $MY_VAR</text:span><text:span text:style-name="T3"><text:line-break/> </text:span></text:p>
      <text:p text:style-name="P27"><text:span text:style-name="T3">Output:<text:line-break/></text:span><text:span text:style-name="T5">HelloWorld</text:span></text:p>
      <text:p text:style-name="P30"/>
      <text:p text:style-name="P21"/>
      <text:p text:style-name="P6"/>
      <text:p text:style-name="P21"><text:soft-page-break/></text:p>
      <text:p text:style-name="P19"/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79" meta:word-count="676" meta:character-count="3884" meta:non-whitespace-character-count="3246"/>
    <meta:generator>LibreOfficeDev/6.0.5.2$Linux_X86_64 LibreOffice_project/</meta:generator>
  </office:meta>
</office:document-meta>
</file>